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Light" svg:font-family="'Calibri Light'" style:font-adornments="Обычный"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irst_20_paragraph">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style style:name="P13" style:family="paragraph" style:parent-style-name="Text_20_body" style:list-style-name="L8">
      <style:text-properties officeooo:paragraph-rsid="000829e3"/>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text-properties officeooo:paragraph-rsid="000829e3"/>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T1" style:family="text">
      <style:text-properties style:text-underline-style="none"/>
    </style:style>
    <style:style style:name="T2" style:family="text">
      <style:text-properties officeooo:rsid="000d81a2"/>
    </style:style>
    <style:style style:name="T3" style:family="text">
      <style:text-properties fo:font-weight="bold" style:font-weight-asian="bold" style:font-weight-complex="bold"/>
    </style:style>
    <style:style style:name="T4" style:family="text">
      <style:text-properties officeooo:rsid="000dc6d5"/>
    </style:style>
    <style:style style:name="T5" style:family="text">
      <style:text-properties officeooo:rsid="0008f006"/>
    </style:style>
    <style:style style:name="T6" style:family="text">
      <style:text-properties officeooo:rsid="000a68ce"/>
    </style:style>
    <style:style style:name="T7"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rhii <text:span text:style-name="Visited_20_Internet_20_Link"><text:span text:style-name="T1">Mykhailovskyi</text:span></text:span></text:h>
      <text:h text:style-name="Heading_20_3" text:outline-level="3">Full-Stack Developer • DevOps Engineer • Platform Architect</text:h>
      <text:p text:style-name="P1">TypeScript &amp; Node<text:span text:style-name="T2">JS</text:span> Architect, Vue/NestJS, gRPC, API Design, Dev Experience, Kubernetes, ProxMox, Docker, Bare-Metal Clusters, Virtualization, Systems Automation</text:p>
      <text:p text:style-name="P2"/>
      <text:p text:style-name="Text_20_body">Remote / Freelance – Based in Cancun, Mexico</text:p>
      <text:p text:style-name="P3"/>
      <text:p text:style-name="Horizontal_20_Line"/>
      <text:h text:style-name="Heading_20_3" text:outline-level="3">📢 Contact</text:h>
      <text:list text:style-name="L1">
        <text:list-item>
          <text:p text:style-name="P4"><text:a xlink:type="simple" xlink:href="mailto:serio@smounters.com" text:style-name="Internet_20_link" text:visited-style-name="Visited_20_Internet_20_Link"><text:span text:style-name="Definition">E-Mail</text:span></text:a></text:p>
        </text:list-item>
        <text:list-item>
          <text:p text:style-name="P4"><text:a xlink:type="simple" xlink:href="https://t.me/JaksonTeller" text:style-name="Internet_20_link" text:visited-style-name="Visited_20_Internet_20_Link"><text:span text:style-name="Definition">Telegram</text:span></text:a></text:p>
        </text:list-item>
        <text:list-item>
          <text:p text:style-name="P4"><text:a xlink:type="simple" xlink:href="https://x.com/SerhiiMyk" text:style-name="Internet_20_link" text:visited-style-name="Visited_20_Internet_20_Link"><text:span text:style-name="Definition">X (Twitter)</text:span></text:a></text:p>
        </text:list-item>
        <text:list-item>
          <text:p text:style-name="P4"><text:a xlink:type="simple" xlink:href="https://wa.me/5215629909403" text:style-name="Internet_20_link" text:visited-style-name="Visited_20_Internet_20_Link"><text:span text:style-name="Definition">WhatsApp</text:span></text:a></text:p>
        </text:list-item>
      </text:list>
      <text:p text:style-name="Horizontal_20_Line"/>
      <text:h text:style-name="Heading_20_3" text:outline-level="3">🎯 Professional Summary</text:h>
      <text:p text:style-name="First_20_paragraph">Seasoned technology professional with <text:span text:style-name="T3">25+ years of comprehensive IT experience</text:span>, currently specializing as a Full-Stack Developer and DevOps Engineer focused on modern TypeScript/Node<text:span text:style-name="T4">JS</text:span> architectures, blockchain integration, and enterprise infrastructure management. Proven track record of building scalable platforms from concept to production, including self-hosted SaaS solutions and Web3 applications. Expert in bare-metal cluster deployment, Kubernetes orchestration, and end-to-end system automation. Successfully founded and scaled IT companies while delivering mission-critical infrastructure for 100+ enterprise clients across diverse industries.</text:p>
      <text:p text:style-name="Horizontal_20_Line"/>
      <text:h text:style-name="Heading_20_3" text:outline-level="3">🛠 Technical Skills</text:h>
      <text:h text:style-name="Heading_20_5" text:outline-level="5">Programming Languages &amp; Frameworks</text:h>
      <text:list text:style-name="L2">
        <text:list-item>
          <text:p text:style-name="P5"><text:span text:style-name="T3">JavaScript/TypeScript</text:span> — Expert (NodeJS, NestJS, Nuxt, Vue)</text:p>
        </text:list-item>
        <text:list-item>
          <text:p text:style-name="P5"><text:span text:style-name="T3">Java</text:span> — Intermediate</text:p>
        </text:list-item>
        <text:list-item>
          <text:p text:style-name="P5"><text:span text:style-name="T3">Rust</text:span> — Intermediate</text:p>
        </text:list-item>
        <text:list-item>
          <text:p text:style-name="P5"><text:span text:style-name="T3">Solidity</text:span> — Intermediate</text:p>
        </text:list-item>
        <text:list-item>
          <text:p text:style-name="P5"><text:span text:style-name="T3">Shell Scripting</text:span> — Advanced</text:p>
        </text:list-item>
      </text:list>
      <text:h text:style-name="Heading_20_5" text:outline-level="5">Backend &amp; API Development</text:h>
      <text:list text:style-name="L3">
        <text:list-item>
          <text:p text:style-name="P6"><text:span text:style-name="T3">Frameworks:</text:span> NestJS, Express, Fastify</text:p>
        </text:list-item>
        <text:list-item>
          <text:p text:style-name="P6"><text:span text:style-name="T3">API Design:</text:span> REST, GraphQL, gRPC</text:p>
        </text:list-item>
        <text:list-item>
          <text:p text:style-name="P6"><text:span text:style-name="T3">Databases:</text:span> PostgreSQL, MongoDB, Redis</text:p>
        </text:list-item>
        <text:list-item>
          <text:p text:style-name="P6"><text:span text:style-name="T3">Message Queues:</text:span> RabbitMQ</text:p>
        </text:list-item>
      </text:list>
      <text:h text:style-name="Heading_20_5" text:outline-level="5">DevOps &amp; Infrastructure</text:h>
      <text:list text:style-name="L4">
        <text:list-item>
          <text:p text:style-name="P7"><text:span text:style-name="T3">Containerization:</text:span> Docker, Kubernetes, Helm</text:p>
        </text:list-item>
        <text:list-item>
          <text:p text:style-name="P7"><text:span text:style-name="T3">Virtualization:</text:span> ProxMox, VMware, bare-metal clusters</text:p>
        </text:list-item>
        <text:list-item>
          <text:p text:style-name="P7"><text:span text:style-name="T3">CI/CD:</text:span> GitLab CI, GitHub Actions</text:p>
        </text:list-item>
        <text:list-item>
          <text:p text:style-name="P7"><text:soft-page-break/><text:span text:style-name="T3">Monitoring:</text:span> Prometheus, Grafana, ELK stack</text:p>
        </text:list-item>
        <text:list-item>
          <text:p text:style-name="P7"><text:span text:style-name="T3">Cloud Platforms:</text:span> Self-hosted solutions, hybrid infrastructure</text:p>
        </text:list-item>
      </text:list>
      <text:h text:style-name="Heading_20_5" text:outline-level="5">Frontend &amp; Web Technologies</text:h>
      <text:list text:style-name="L5">
        <text:list-item>
          <text:p text:style-name="P8"><text:span text:style-name="T3">Vue</text:span> — Advanced (Nuxt 3, Vue 3, Composition API, Pinia, Quasar, Vuetify)</text:p>
        </text:list-item>
        <text:list-item>
          <text:p text:style-name="P9"><text:span text:style-name="T3">Web Standards:</text:span> HTML5, CSS3, TypeScript</text:p>
        </text:list-item>
        <text:list-item>
          <text:p text:style-name="P8"><text:span text:style-name="T3">Build Tools:</text:span> Vite, Webpack, <text:span text:style-name="T5">esb</text:span>uild</text:p>
        </text:list-item>
      </text:list>
      <text:h text:style-name="Heading_20_5" text:outline-level="5">Blockchain &amp; Web3</text:h>
      <text:list text:style-name="L6">
        <text:list-item>
          <text:p text:style-name="P10"><text:span text:style-name="T3">Smart Contracts:</text:span> Solidity, Ethereum</text:p>
        </text:list-item>
        <text:list-item>
          <text:p text:style-name="P10"><text:span text:style-name="T3">Web3 Integration:</text:span> ethers.js, wallet connections</text:p>
        </text:list-item>
        <text:list-item>
          <text:p text:style-name="P10"><text:span text:style-name="T3">DeFi:</text:span> DEX, yield farming, tokenomics</text:p>
        </text:list-item>
      </text:list>
      <text:h text:style-name="Heading_20_5" text:outline-level="5">System Administration</text:h>
      <text:list text:style-name="L7">
        <text:list-item>
          <text:p text:style-name="P11"><text:span text:style-name="T3">Linux Administration</text:span> — Advanced (Ubuntu, CentOS, RHEL)</text:p>
        </text:list-item>
        <text:list-item>
          <text:p text:style-name="P11"><text:span text:style-name="T3">Networking:</text:span> VPN, firewall configuration, load balancing, routing</text:p>
        </text:list-item>
        <text:list-item>
          <text:p text:style-name="P11"><text:span text:style-name="T3">Security:</text:span> SSL/TLS, authentication systems, access control</text:p>
        </text:list-item>
        <text:list-item>
          <text:p text:style-name="P11"><text:span text:style-name="T3">Backup &amp; Recovery:</text:span> Automated backup strategies (ProxMox backup server, BorgBackup, shell scripting)</text:p>
        </text:list-item>
      </text:list>
      <text:p text:style-name="Horizontal_20_Line"/>
      <text:h text:style-name="Heading_20_3" text:outline-level="3">🏆 Key Achievements</text:h>
      <text:list text:style-name="L8">
        <text:list-item>
          <text:p text:style-name="P12"><text:a xlink:type="simple" xlink:href="https://dev.vivabite.life/" text:style-name="Internet_20_link" text:visited-style-name="Visited_20_Internet_20_Link"><text:span text:style-name="Internet_20_link"><text:span text:style-name="T3">VivaBite</text:span></text:span></text:a> — A self-hosted <text:span text:style-name="T3">SaaS platform for cafe, restaurants and hospitality</text:span>, offering digital, multilingual menu publishing with full admin control.<text:line-break/>Access to the platform is granted via the <text:span text:style-name="T3">$VBITE</text:span> token or USDT TRC20, while lifetime subscriptions are distributed as NFTs during the crowdsale. Includes OAuth 2.0 and token-based auth<text:span text:style-name="T6">entication</text:span>, NFT minting, multi-token payments with Chainlink price feeds, Telegram bot, and full-stack web dashboard.<text:line-break/><text:span text:style-name="T3">Entire project — from backend to blockchain — developed and maintained solo.</text:span></text:p>
        </text:list-item>
        <text:list-item>
          <text:p text:style-name="P12"><text:a xlink:type="simple" xlink:href="https://musked.lol/" text:style-name="Internet_20_link" text:visited-style-name="Visited_20_Internet_20_Link"><text:span text:style-name="Definition"><text:span text:style-name="T3">MUSKED</text:span></text:span></text:a> — A meme coin on Solana satirizing the political dynamics involving Elon Musk, Donald Trump, and broader public discourse.<text:line-break/>I created the token, built the landing page, developed the visual identity, and created an automated Twitter bot for community engagement.<text:line-break/><text:span text:style-name="T3">Fully developed, deployed, and maintained independently.</text:span></text:p>
        </text:list-item>
        <text:list-item>
          <text:p text:style-name="P13"><text:a xlink:type="simple" xlink:href="https://medium.com/@sergio_fatalist" text:style-name="Internet_20_link" text:visited-style-name="Visited_20_Internet_20_Link"><text:span text:style-name="Definition"><text:span text:style-name="T3">Technical Writing on Medium</text:span></text:span></text:a> —<text:line-break/>I regularly share practical insights from real-world development and DevOps challenges.<text:line-break/>Topics include TypeScript vs JavaScript in production, gRPC adoption strategies, and Web3 tooling behind my own projects.<text:line-break/>Articles published under the VivaBite blog and personal branding.</text:p>
        </text:list-item>
      </text:list>
      <text:p text:style-name="Horizontal_20_Line"/>
      <text:h text:style-name="Heading_20_2" text:outline-level="2">💼 Work Experience</text:h>
      <text:h text:style-name="Heading_20_3" text:outline-level="3">DevOps &amp; Full-stack Developer</text:h>
      <text:p text:style-name="First_20_paragraph"><text:span text:style-name="T3">«UTGiD»</text:span> — <text:span text:style-name="T7">Remote</text:span><text:line-break/><text:span text:style-name="T3">Feb 2022 – May 2025</text:span> <text:span text:style-name="T7">(paid in crypto)</text:span></text:p>
      <text:list text:style-name="L9">
        <text:list-item>
          <text:p text:style-name="P14">Built a full bare-metal cluster from scratch using ProxMox VE and migrated infrastructure from VMware to reduce licensing costs.</text:p>
        </text:list-item>
        <text:list-item>
          <text:p text:style-name="P15">Deployed internal services: mail server, GitLab CI/CD, FreeSWITCH soft-switch, Kubernetes.</text:p>
        </text:list-item>
        <text:list-item>
          <text:p text:style-name="P14"><text:soft-page-break/>Refactored large portions of legacy backend and frontend code to modern, maintainable modules.</text:p>
        </text:list-item>
        <text:list-item>
          <text:p text:style-name="P14">Designed and implemented two admin GUIs for FreeSWITCH: one with Quarkus (Java), one with NestJS (TypeScript) using Vue 3 + Quasar frontend.</text:p>
        </text:list-item>
        <text:list-item>
          <text:p text:style-name="P14">Integrated GUIs into a custom CRM system, and secured it via Keycloak <text:span text:style-name="T6">OAuth 2</text:span> authentication (experimental).</text:p>
        </text:list-item>
        <text:list-item>
          <text:p text:style-name="P14">Maintained DX tooling for the development team (Flat ESLint, Prettier, consistent code style), containerization with Docker, and deployments to Kubernetes via GitLab-based CI/CD pipelines.</text:p>
        </text:list-item>
      </text:list>
      <text:p text:style-name="First_20_paragraph"><text:span text:style-name="T3">Stack:</text:span><text:line-break/>VMware, ProxMox VE, ProxMox Backup Server, GitLab, Kubernetes (Tanzu TKG and VM based), Node.js, Quarkus, TypeScript, Java, NestJS, Prisma ORM, MongoDB, PostgreSQL, Redis, RabbitMQ, Infinispan, gRPC, Keycloak, Vite, Vue 3, Quasar, ESLint, OpenVSwitch, Docker</text:p>
      <text:p text:style-name="Horizontal_20_Line"/>
      <text:h text:style-name="Heading_20_3" text:outline-level="3">Founder &amp; CTO</text:h>
      <text:p text:style-name="First_20_paragraph"><text:span text:style-name="T3">«Smart-M»</text:span> — <text:span text:style-name="T7">Kyiv, Ukraine</text:span><text:line-break/><text:span text:style-name="T3">Jun 2009 – Feb 2022</text:span></text:p>
      <text:list text:style-name="L10">
        <text:list-item>
          <text:p text:style-name="P16">Founded and scaled an IT and security systems company delivering end-to-end infrastructure for SME and enterprise clients.</text:p>
        </text:list-item>
        <text:list-item>
          <text:p text:style-name="P16">Built a high-availability cluster using AMD EPYC 72xx servers with ProxMox VE and OpenVSwitch.</text:p>
        </text:list-item>
        <text:list-item>
          <text:p text:style-name="P16">Partnered with HPE and Dell for hardware integration and support.</text:p>
        </text:list-item>
        <text:list-item>
          <text:p text:style-name="P16">Designed secure environments: VPN (site-to-site + L2TP + RIP) with MikroTik and Cisco routers, central RDP setups, VoIP systems with FreePBX.</text:p>
        </text:list-item>
        <text:list-item>
          <text:p text:style-name="P16">Supervised technicians and coordinated installation, configuration, and support of <text:span text:style-name="T3">100+ client sites</text:span>.</text:p>
        </text:list-item>
        <text:list-item>
          <text:p text:style-name="P16">Oversaw deployment of wired and wireless networks and video surveillance systems using Axis, Dahua, and Hikvision, with physical installation performed by two dedicated technician teams.</text:p>
        </text:list-item>
        <text:list-item>
          <text:p text:style-name="P16">Provided post-deployment training and long-term maintenance for mission-critical infrastructure.</text:p>
        </text:list-item>
      </text:list>
      <text:p text:style-name="Horizontal_20_Line"/>
      <text:h text:style-name="Heading_20_2" text:outline-level="2">🌐 Languages</text:h>
      <text:list text:style-name="L11">
        <text:list-item>
          <text:p text:style-name="P17">Ukrainian — Native</text:p>
        </text:list-item>
        <text:list-item>
          <text:p text:style-name="P17">Russian — Native</text:p>
        </text:list-item>
        <text:list-item>
          <text:p text:style-name="P17">English — Intermediate B1</text:p>
        </text:list-item>
        <text:list-item>
          <text:p text:style-name="P17">Spanish — Elementary A2</text:p>
        </text:list-item>
      </text:list>
      <text:p text:style-name="Horizontal_20_Line"/>
      <text:h text:style-name="Heading_20_2" text:outline-level="2">📢 Social Presence</text:h>
      <text:p text:style-name="First_20_paragraph">I don’t use <text:span text:style-name="T3">Instagram</text:span>, <text:span text:style-name="T3">Facebook</text:span>, <text:span text:style-name="T3">Threads</text:span> and <text:span text:style-name="T3">TikTok</text:span>.<text:line-break/>Instead, I build stuff and ship it.</text:p>
      <text:list text:style-name="L12">
        <text:list-item>
          <text:p text:style-name="P18"><text:a xlink:type="simple" xlink:href="mailto:serio@smounters.com" text:style-name="Internet_20_link" text:visited-style-name="Visited_20_Internet_20_Link"><text:span text:style-name="Definition">E-Mail</text:span></text:a></text:p>
        </text:list-item>
        <text:list-item>
          <text:p text:style-name="P18"><text:a xlink:type="simple" xlink:href="https://t.me/JaksonTeller" text:style-name="Internet_20_link" text:visited-style-name="Visited_20_Internet_20_Link"><text:span text:style-name="Definition">Telegram</text:span></text:a></text:p>
        </text:list-item>
        <text:list-item>
          <text:p text:style-name="P18"><text:a xlink:type="simple" xlink:href="https://wa.me/5215629909403" text:style-name="Internet_20_link" text:visited-style-name="Visited_20_Internet_20_Link"><text:span text:style-name="Definition">WhatsApp</text:span></text:a></text:p>
        </text:list-item>
        <text:list-item>
          <text:p text:style-name="P18"><text:a xlink:type="simple" xlink:href="https://x.com/SerhiiMyk" text:style-name="Internet_20_link" text:visited-style-name="Visited_20_Internet_20_Link"><text:span text:style-name="Definition">X (Twitter)</text:span></text:a> — sharing dev insights, crypto satire, and community updates</text:p>
        </text:list-item>
        <text:list-item>
          <text:p text:style-name="P18"><text:a xlink:type="simple" xlink:href="https://github.com/SergioFatalist" text:style-name="Internet_20_link" text:visited-style-name="Visited_20_Internet_20_Link"><text:span text:style-name="Definition">GitHub</text:span></text:a> — personal projects, bots, token contracts, airdrop logic, etc.</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Light" svg:font-family="'Calibri Light'" style:font-adornments="Обычный"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Light" fo:font-family="'Calibri Light'" style:font-style-name="Обычный" style:font-family-generic="swiss" style:font-pitch="variable" fo:font-weight="250"/>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style:page-number="auto"/>
      <style:text-properties style:font-name="Calibri Light" fo:font-family="'Calibri Light'" style:font-style-name="Обычный" style:font-family-generic="swiss" style:font-pitch="variable" fo:font-weight="250"/>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2a6099"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parent-style-name="Internet_20_link">
      <style:text-properties style:use-window-font-color="true" loext:opacity="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2.54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
    <dc:description/>
    <dc:subject/>
    <meta:keyword/>
    <meta:initial-creator/>
    <meta:creation-date>2025-06-19T04:53:00Z</meta:creation-date>
    <dc:date>2025-06-19T02:49:53.407367100</dc:date>
    <meta:editing-duration>PT1H36M27S</meta:editing-duration>
    <meta:editing-cycles>6</meta:editing-cycles>
    <meta:print-date>2025-06-19T02:49:51.501327600</meta:print-date>
    <meta:printed-by>Файлы PDF</meta:printed-by>
    <meta:document-statistic meta:table-count="0" meta:image-count="0" meta:object-count="0" meta:page-count="3" meta:paragraph-count="78" meta:word-count="807" meta:character-count="5773" meta:non-whitespace-character-count="5073"/>
  </office:meta>
</office:document-meta>
</file>